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note">
      <style:text-properties officeooo:rsid="000d1be5" officeooo:paragraph-rsid="000d1be5"/>
    </style:style>
    <style:style style:name="P2" style:family="paragraph" style:parent-style-name="Text_20_body">
      <style:text-properties officeooo:rsid="000b9ce9" officeooo:paragraph-rsid="000b9ce9"/>
    </style:style>
    <style:style style:name="P3" style:family="paragraph" style:parent-style-name="Text_20_body" style:list-style-name="L1">
      <style:text-properties officeooo:rsid="000b9ce9" officeooo:paragraph-rsid="000b9ce9"/>
    </style:style>
    <style:style style:name="P4" style:family="paragraph" style:parent-style-name="Text_20_body" style:list-style-name="L1">
      <style:paragraph-properties fo:break-before="page"/>
      <style:text-properties officeooo:rsid="000b9ce9" officeooo:paragraph-rsid="000c915f"/>
    </style:style>
    <style:style style:name="P5" style:family="paragraph" style:parent-style-name="Text_20_body" style:list-style-name="L1">
      <style:text-properties officeooo:rsid="000b9ce9" officeooo:paragraph-rsid="000fabcb"/>
    </style:style>
    <style:style style:name="P6" style:family="paragraph" style:parent-style-name="Text_20_body">
      <style:text-properties officeooo:rsid="000b9ce9" officeooo:paragraph-rsid="000c915f"/>
    </style:style>
    <style:style style:name="P7" style:family="paragraph" style:parent-style-name="Text_20_body" style:list-style-name="L1">
      <style:text-properties officeooo:paragraph-rsid="00153b82"/>
    </style:style>
    <style:style style:name="P8" style:family="paragraph" style:parent-style-name="Text_20_body">
      <style:text-properties officeooo:rsid="001c3c21" officeooo:paragraph-rsid="001c3c21"/>
    </style:style>
    <style:style style:name="T1" style:family="text">
      <style:text-properties officeooo:rsid="000c915f"/>
    </style:style>
    <style:style style:name="T2" style:family="text">
      <style:text-properties officeooo:rsid="000f0ec7"/>
    </style:style>
    <style:style style:name="T3" style:family="text">
      <style:text-properties fo:font-style="italic" officeooo:rsid="000fabcb" style:font-style-asian="italic" style:font-style-complex="italic"/>
    </style:style>
    <style:style style:name="T4" style:family="text">
      <style:text-properties fo:font-style="italic" officeooo:rsid="00153b82" style:font-style-asian="italic" style:font-style-complex="italic"/>
    </style:style>
    <style:style style:name="T5" style:family="text">
      <style:text-properties fo:font-style="italic" officeooo:rsid="001a6b0d" style:font-style-asian="italic" style:font-style-complex="italic"/>
    </style:style>
    <style:style style:name="T6" style:family="text">
      <style:text-properties fo:font-style="italic" officeooo:rsid="001f7427" style:font-style-asian="italic" style:font-style-complex="italic"/>
    </style:style>
    <style:style style:name="T7" style:family="text">
      <style:text-properties officeooo:rsid="000fabcb"/>
    </style:style>
    <style:style style:name="T8" style:family="text">
      <style:text-properties fo:font-style="normal" style:font-style-asian="normal" style:font-style-complex="normal"/>
    </style:style>
    <style:style style:name="T9" style:family="text">
      <style:text-properties fo:font-style="normal" officeooo:rsid="000fabcb" style:font-style-asian="normal" style:font-style-complex="normal"/>
    </style:style>
    <style:style style:name="T10" style:family="text">
      <style:text-properties fo:font-style="normal" officeooo:rsid="00153b82" style:font-style-asian="normal" style:font-style-complex="normal"/>
    </style:style>
    <style:style style:name="T11" style:family="text">
      <style:text-properties fo:font-style="normal" officeooo:rsid="0017b2b8" style:font-style-asian="normal" style:font-style-complex="normal"/>
    </style:style>
    <style:style style:name="T12" style:family="text">
      <style:text-properties fo:font-style="normal" officeooo:rsid="00199842" style:font-style-asian="normal" style:font-style-complex="normal"/>
    </style:style>
    <style:style style:name="T13" style:family="text">
      <style:text-properties fo:font-style="normal" officeooo:rsid="001dca61" style:font-style-asian="normal" style:font-style-complex="normal"/>
    </style:style>
    <style:style style:name="T14" style:family="text">
      <style:text-properties fo:font-style="normal" officeooo:rsid="001f7427" style:font-style-asian="normal" style:font-style-complex="normal"/>
    </style:style>
    <style:style style:name="T15" style:family="text">
      <style:text-properties fo:font-style="normal" officeooo:rsid="0022c0d4" style:font-style-asian="normal" style:font-style-complex="normal"/>
    </style:style>
    <style:style style:name="T16" style:family="text">
      <style:text-properties officeooo:rsid="0010b047"/>
    </style:style>
    <style:style style:name="T17" style:family="text">
      <style:text-properties officeooo:rsid="0011390b"/>
    </style:style>
    <style:style style:name="T18" style:family="text">
      <style:text-properties officeooo:rsid="00122830"/>
    </style:style>
    <style:style style:name="T19" style:family="text">
      <style:text-properties officeooo:rsid="0013ae62"/>
    </style:style>
    <style:style style:name="T20" style:family="text">
      <style:text-properties officeooo:rsid="00199842"/>
    </style:style>
    <style:style style:name="T21" style:family="text">
      <style:text-properties officeooo:rsid="001dca61"/>
    </style:style>
    <style:style style:name="T22" style:family="text">
      <style:text-properties officeooo:rsid="002033f7"/>
    </style:style>
    <style:style style:name="T23" style:family="text">
      <style:text-properties officeooo:rsid="0020df46"/>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uthentication in OA4MP</text:p>
      <text:p text:style-name="P2">Authentication – the means by which users are identified as valid<text:note text:id="ftn0" text:note-class="footnote"><text:note-citation>1</text:note-citation><text:note-body><text:p text:style-name="P1">In OA4MP, authorization – what a user is allowed to do – is set by policies.</text:p></text:note-body></text:note> -- is not as simple as one would like in OA4MP. Since it is to be “open authorization for many people”, it does not, in fact, have a native concept of a user, but relies on some added mechanism. This permits institutions to use their existing infrastructure with OA4MP rather than having to give every user yet another set of credentials on an OA4MP server. There are 4 main ways <text:s/>this <text:span text:style-name="T2">integration </text:span>can be done. </text:p>
      <text:list text:style-name="L1">
        <text:list-item>
          <text:p text:style-name="P3"><text:a xlink:type="simple" xlink:href="https://oa4mp.org/server/manuals/using-proxies.html" text:style-name="Internet_20_link" text:visited-style-name="Visited_20_Internet_20_Link"><text:span text:style-name="T3">Proxy case</text:span></text:a><text:span text:style-name="T3">.</text:span><text:span text:style-name="T9"> </text:span><text:span text:style-name="T8">Use</text:span> a proxy to a trusted OAuth service that has all of your users. Their login <text:s/>is accepted as a valid authentication <text:span text:style-name="T20">on your server, effectively allowing you to make your system and an extension of theirs</text:span>. <text:span text:style-name="T20">A very common use case is to get a client on CILogon which gives access to most major academic and educational research institutions. </text:span><text:span text:style-name="T22">Logins to your site are redirected to the proxy site and if successful there, the user is accepted in OA4MP.</text:span></text:p>
        </text:list-item>
        <text:list-item>
          <text:p text:style-name="P5"><text:a xlink:type="simple" xlink:href="https://oa4mp.org/pdf/Using_headers_for_authentication.pdf" text:style-name="Internet_20_link" text:visited-style-name="Visited_20_Internet_20_Link"><text:span text:style-name="T3">Header case</text:span></text:a><text:span text:style-name="T3">. </text:span>Configure OA4MP to use <text:span text:style-name="T16">an HTTP </text:span>header <text:span text:style-name="T16">from a web server. The standard is the REMOTE_USER header, but you may use </text:span>any other header of your choice). Most commonly if Tomcat is hosting OA4MP, then Tomcat users can be accepted as valid OA4MP users. <text:span text:style-name="T18">This also works with reverse proxies</text:span> such as Apache or Nginx. <text:s/><text:span text:style-name="T17">Note that since it is easy to forge headers, you must manage the trust relation with the authenticating service.</text:span></text:p>
        </text:list-item>
        <text:list-item>
          <text:p text:style-name="P5"><text:a xlink:type="simple" xlink:href="https://oa4mp.org/pdf/java-extension-to-oa4mp.pdf" text:style-name="Internet_20_link" text:visited-style-name="Visited_20_Internet_20_Link"><text:span text:style-name="T3">Extension case</text:span></text:a><text:span text:style-name="T3">. </text:span><text:span text:style-name="T1">Extend OA4MP (in Java) directly to use your existing user management system. </text:span><text:span text:style-name="T19">In this case there is already a system in place. Note that the default “out of the box” behavior for OA4MP is to reject </text:span><text:span text:style-name="T23">all</text:span><text:span text:style-name="T19"> requests. </text:span></text:p>
        </text:list-item>
        <text:list-item>
          <text:p text:style-name="P5"><text:a xlink:type="simple" xlink:href="https://oa4mp.org/pdf/DIService-reference.pdf" text:style-name="Internet_20_link" text:visited-style-name="Visited_20_Internet_20_Link"><text:span text:style-name="T5">Independent</text:span><text:span text:style-name="T3"> case</text:span></text:a><text:span text:style-name="T3">. </text:span><text:span text:style-name="T1">Write your own Authentication Service (AS) which </text:span><text:span text:style-name="T7">is wholly independent of OA4MP </text:span><text:span text:style-name="T1">then use callouts to OA4MP</text:span> <text:span text:style-name="T7">to notify it of progress</text:span>. <text:span text:style-name="T1">This lets you </text:span><text:span text:style-name="T2">deploy your </text:span><text:span text:style-name="T1">service </text:span><text:span text:style-name="T2">along with </text:span><text:span text:style-name="T1">OA4MP. <text:s/>CILogon is a famous example of this. </text:span><text:span text:style-name="T21">Note that your application is wholly responsible for handling user logins in a specification compliant way.</text:span></text:p>
        </text:list-item>
        <text:list-item>
          <text:p text:style-name="P7"><text:a xlink:type="simple" xlink:href="https://oa4mp.org/pdf/oa4mp_as_dedicated_issuer.pdf" text:style-name="Internet_20_link" text:visited-style-name="Visited_20_Internet_20_Link"><text:span text:style-name="T4">Dedicated issuer case</text:span></text:a><text:span text:style-name="T4">. </text:span>Write your own <text:span text:style-name="T10"><text:s/>service that handles all requests </text:span><text:span text:style-name="T11">up to and including</text:span><text:span text:style-name="T10"> token issuance. OA4MP then </text:span><text:span text:style-name="T12">may be used for all subsequent OAuth token calls (such as refreshes, exchanges, token introspection etc.)</text:span><text:span text:style-name="T10">. <text:s/></text:span><text:span text:style-name="T13">You may handle vetting requests and authentication (if any) in any way you deem fit, giving enormous flexibility in this case. OA4MP just mints </text:span><text:span text:style-name="T14">(</text:span><text:span text:style-name="T6">i.e.</text:span><text:span text:style-name="T14"> issues) </text:span><text:span text:style-name="T13">tokens and then manages them. </text:span><text:span text:style-name="T15">This is of particular interest to institutions that are replacing their X509 certificate infrastructure with tokens.</text:span></text:p>
        </text:list-item>
      </text:list>
      <text:p text:style-name="P8"><text:span text:style-name="T10">Y</text:span><text:span text:style-name="T8">ou should also read the documentation for configuring the </text:span><text:a xlink:type="simple" xlink:href="https://oa4mp.org/server/configuration/authorization-servlet-configuration.html" text:style-name="Internet_20_link" text:visited-style-name="Visited_20_Internet_20_Link"><text:span text:style-name="T8">authorizationServlet</text:span></text:a><text:span text:style-name="T8">.</text:span></text:p>
      <text:list text:continue-numbering="true" text:style-name="L1">
        <text:list-item>
          <text:p text:style-name="P4"/>
        </text:list-item>
      </text:list>
      <text:p text:style-name="P6"><text:span text:style-name="T1"><text: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24T15:30:37.380210048</meta:creation-date>
    <dc:date>2025-09-03T16:56:19.112921957</dc:date>
    <meta:editing-duration>P10DT1H4M3S</meta:editing-duration>
    <meta:editing-cycles>19</meta:editing-cycles>
    <meta:generator>LibreOffice/24.2.7.2$Linux_X86_64 LibreOffice_project/420$Build-2</meta:generator>
    <meta:document-statistic meta:table-count="0" meta:image-count="0" meta:object-count="0" meta:page-count="2" meta:paragraph-count="11" meta:word-count="454" meta:character-count="2671" meta:non-whitespace-character-count="2220"/>
  </office:meta>
</office:document-meta>
</file>